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etBrains Mono" svg:font-family="'JetBrains Mono', monospace"/>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370cb" officeooo:paragraph-rsid="000370cb"/>
    </style:style>
    <style:style style:name="P2" style:family="paragraph" style:parent-style-name="Standard">
      <style:text-properties officeooo:rsid="00047fdd" officeooo:paragraph-rsid="00047fdd"/>
    </style:style>
    <style:style style:name="P3" style:family="paragraph" style:parent-style-name="Standard">
      <style:text-properties officeooo:rsid="00047fdd" officeooo:paragraph-rsid="0005b320"/>
    </style:style>
    <style:style style:name="P4" style:family="paragraph" style:parent-style-name="Standard">
      <style:text-properties officeooo:rsid="0005b320" officeooo:paragraph-rsid="0005b320"/>
    </style:style>
    <style:style style:name="P5" style:family="paragraph" style:parent-style-name="Standard">
      <style:text-properties officeooo:rsid="000863d4" officeooo:paragraph-rsid="000863d4"/>
    </style:style>
    <style:style style:name="P6" style:family="paragraph" style:parent-style-name="Standard">
      <style:text-properties officeooo:rsid="0009dc5f" officeooo:paragraph-rsid="0009dc5f"/>
    </style:style>
    <style:style style:name="P7" style:family="paragraph" style:parent-style-name="Standard">
      <style:text-properties officeooo:rsid="0009dc5f" officeooo:paragraph-rsid="000ab96c"/>
    </style:style>
    <style:style style:name="P8" style:family="paragraph" style:parent-style-name="Standard">
      <style:text-properties fo:font-weight="bold" officeooo:rsid="000370cb" officeooo:paragraph-rsid="000370cb" style:font-weight-asian="bold" style:font-weight-complex="bold"/>
    </style:style>
    <style:style style:name="P9" style:family="paragraph" style:parent-style-name="Standard">
      <style:text-properties officeooo:paragraph-rsid="000ab96c"/>
    </style:style>
    <style:style style:name="P10" style:family="paragraph" style:parent-style-name="Standard">
      <style:text-properties fo:color="#000000" style:font-name="Liberation Serif" officeooo:rsid="0009dc5f" officeooo:paragraph-rsid="0009dc5f"/>
    </style:style>
    <style:style style:name="P11" style:family="paragraph" style:parent-style-name="Standard">
      <style:text-properties fo:color="#000000" style:font-name="Liberation Serif" officeooo:rsid="0009dc5f" officeooo:paragraph-rsid="000c3272"/>
    </style:style>
    <style:style style:name="P12" style:family="paragraph" style:parent-style-name="Standard">
      <style:text-properties officeooo:paragraph-rsid="000dfcb3"/>
    </style:style>
    <style:style style:name="T1" style:family="text">
      <style:text-properties officeooo:rsid="00047fdd"/>
    </style:style>
    <style:style style:name="T2" style:family="text">
      <style:text-properties officeooo:rsid="0005b320"/>
    </style:style>
    <style:style style:name="T3" style:family="text">
      <style:text-properties fo:color="#000000" style:font-name="Liberation Serif"/>
    </style:style>
    <style:style style:name="T4" style:family="text">
      <style:text-properties fo:color="#000000" style:font-name="Liberation Serif" officeooo:rsid="0005b320"/>
    </style:style>
    <style:style style:name="T5" style:family="text">
      <style:text-properties fo:color="#000000" style:font-name="Liberation Serif" officeooo:rsid="000863d4"/>
    </style:style>
    <style:style style:name="T6" style:family="text">
      <style:text-properties style:font-name="Liberation Serif"/>
    </style:style>
    <style:style style:name="T7" style:family="text">
      <style:text-properties officeooo:rsid="0009dc5f"/>
    </style:style>
    <style:style style:name="T8" style:family="text">
      <style:text-properties officeooo:rsid="000ab96c"/>
    </style:style>
    <style:style style:name="T9" style:family="text">
      <style:text-properties officeooo:rsid="00111a0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Практическ<text:span text:style-name="T8">ое</text:span> задани<text:span text:style-name="T8">е №1</text:span></text:p>
      <text:p text:style-name="P8"/>
      <text:p text:style-name="P1">1. <text:span text:style-name="T1">Создать приложение, которое будет оперировать 1 сущностью реального мира, чтобы мы из браузера могли получить список всех объектов этой сущности. Например, приложение библиотека, сущность книга, можем получить список всех книг. Еще пример, приложение интернет магазин, сущность товар, можем получить список всех товаров</text:span></text:p>
      <text:p text:style-name="P1"/>
      <text:p text:style-name="P2">Порядок действий:</text:p>
      <text:p text:style-name="P2">1. Создать класс сущности (например, Book)</text:p>
      <text:p text:style-name="P2">2. Создать класс сервис (например, BookService), пометить его аннотацией @Component, чтобы spring создал его в контейнере</text:p>
      <text:p text:style-name="P12"><text:span text:style-name="T2"><text:tab/>2.1. В классе сервис создать поле типа List&lt;Ваша сущность&gt; сущности (например, List&lt;Book&gt; books</text:span><text:span text:style-name="T4"> = </text:span><text:span text:style-name="T3">new ArrayList&lt;&gt;()</text:span><text:span text:style-name="T4">).</text:span></text:p>
      <text:p text:style-name="P4"><text:tab/>2.2. В конструкторе сервиса создать 2 объекта вашей сущности с помощь new и добавить их в список, созданный выше, (например, <text:s/>books.add(new <text:span text:style-name="T6">Bo</text:span><text:span text:style-name="T3">ok("Дубровский", "А.С. Пушкин")</text:span></text:p>
      <text:p text:style-name="P5"><text:span text:style-name="T3"><text:tab/>2.3. В сервисе создать метод возвращающий список ваших сущностей (например, public Lsit&lt;Book&gt; getAllBooks() {return </text:span><text:span text:style-name="T4">books;</text:span><text:span text:style-name="T3">}</text:span></text:p>
      <text:p text:style-name="P3">3. Создать класс контроллер (например, BookController), пометить его аннотацией @Co<text:span text:style-name="T2">ntroller</text:span>, чтобы spring создал его в контейнере.</text:p>
      <text:p text:style-name="P6"><text:tab/>3.1. В контроллере создать поле типа сервис (например, private final <text:s/><text:span text:style-name="T1">BookService </text:span>b<text:span text:style-name="T1">ookService;</text:span>)</text:p>
      <text:p text:style-name="P9"><text:span text:style-name="T7"><text:tab/>3.2. В контроллер заинжектить сервис через конструктор (например, </text:span><text:span text:style-name="T3">@Autowired</text:span></text:p>
      <text:p text:style-name="P7">public <text:s/><text:span text:style-name="T1">BookController</text:span>(<text:span text:style-name="T1">BookService </text:span>b<text:span text:style-name="T1">ookService</text:span>) {this.bookService = b<text:span text:style-name="T1">ookService</text:span>}</text:p>
      <text:p text:style-name="P6"><text:tab/>3.3. В контроллере создать метод, возвращающиц список всех сущностей, пометить его аннотацией <text:bookmark-start text:name="__DdeLink__4788_3933520856"/>@GetMapping(value = <text:span text:style-name="T4">"/</text:span><text:span text:style-name="T3">вашПуть</text:span><text:span text:style-name="T4">"</text:span><text:span text:style-name="T3">)</text:span><text:bookmark-end text:name="__DdeLink__4788_3933520856"/><text:span text:style-name="T3"> и @ResponseBody. (например,</text:span></text:p>
      <text:p text:style-name="P6"><text:span text:style-name="T3">@GetMapping(value = </text:span><text:span text:style-name="T4">"/</text:span><text:span text:style-name="T3">books</text:span><text:span text:style-name="T4">"</text:span><text:span text:style-name="T3">)</text:span></text:p>
      <text:p text:style-name="P10">@ResponseBody</text:p>
      <text:p text:style-name="P10">public List&lt;Book&gt; geyAllBooks()</text:p>
      <text:p text:style-name="P10">{<text:tab/></text:p>
      <text:p text:style-name="P6"><text:span text:style-name="T3"><text:tab/>return <text:s/>bookService.g</text:span><text:span text:style-name="T5">etAllBooks</text:span><text:span text:style-name="T3">();</text:span></text:p>
      <text:p text:style-name="P10">}</text:p>
      <text:p text:style-name="P11"><text:tab/>3.4. Проверить работосопособность приложения. Запустить и проверить, что из браузера по пути <text:span text:style-name="T9">http://</text:span>localhost:8080/вашПуть отображаются все сущност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JetBrains Mono" svg:font-family="'JetBrains Mono', monospace"/>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0-05T16:16:33.199105486</meta:creation-date>
    <dc:date>2022-10-07T11:09:18.874362769</dc:date>
    <meta:editing-duration>PT24M53S</meta:editing-duration>
    <meta:editing-cycles>7</meta:editing-cycles>
    <meta:generator>LibreOffice/6.0.7.3$Linux_X86_64 LibreOffice_project/00m0$Build-3</meta:generator>
    <meta:document-statistic meta:table-count="0" meta:image-count="0" meta:object-count="0" meta:page-count="1" meta:paragraph-count="20" meta:word-count="213" meta:character-count="1739" meta:non-whitespace-character-count="1533"/>
  </office:meta>
</office:document-meta>
</file>